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c5ea" officeooo:paragraph-rsid="001bc5ea"/>
    </style:style>
    <style:style style:name="P2" style:family="paragraph" style:parent-style-name="Standard">
      <style:text-properties officeooo:rsid="001bc5ea" officeooo:paragraph-rsid="001bc5ea"/>
    </style:style>
    <style:style style:name="P3" style:family="paragraph" style:parent-style-name="Standard">
      <style:paragraph-properties fo:text-align="end" style:justify-single-word="false"/>
      <style:text-properties officeooo:rsid="001d6485" officeooo:paragraph-rsid="001d6485"/>
    </style:style>
    <style:style style:name="T1" style:family="text">
      <style:text-properties officeooo:rsid="001f282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out the Project:</text:p>
      <text:p text:style-name="P1"/>
      <text:p text:style-name="P1"><text:tab/>This project consists of two parts one is th mobile app and another one is the website.The website deals with the management of blood bank and the app deals with the end user who is accessible for blood donation.The website will also suggest the person in need of the blood to ask some other donor or visit any other blood bank which has enough blood for him/her.The app also provides a platform for publishing any blood donation events so that an active blood donor will be aware of such programs and not miss an opportunity to miss it.</text:p>
      <text:p text:style-name="P1"/>
      <text:p text:style-name="P1">Actors:</text:p>
      <text:p text:style-name="P1"/>
      <text:p text:style-name="P1">Blood Bank</text:p>
      <text:p text:style-name="P1">Donors</text:p>
      <text:p text:style-name="P1">Patients</text:p>
      <text:p text:style-name="P1">Patients relatives</text:p>
      <text:p text:style-name="P1"/>
      <text:p text:style-name="P1"/>
      <text:p text:style-name="P3">Amb<text:span text:style-name="T1">a</text:span>rish Pande</text:p>
      <text:p text:style-name="P3">Shabbir Bawaj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1T04:54:09.300418527</meta:creation-date>
    <dc:date>2016-02-01T05:04:41.334738629</dc:date>
    <meta:editing-duration>PT7S</meta:editing-duration>
    <meta:editing-cycles>3</meta:editing-cycles>
    <meta:generator>LibreOffice/4.2.4.2$Linux_X86_64 LibreOffice_project/420m0$Build-2</meta:generator>
    <meta:document-statistic meta:table-count="0" meta:image-count="0" meta:object-count="0" meta:page-count="1" meta:paragraph-count="9" meta:word-count="112" meta:character-count="633" meta:non-whitespace-character-count="529"/>
  </office:meta>
</office:document-meta>
</file>